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inary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number-columns-repeated="7" table:default-cell-style-name="ce1"/>
        <table:table-column table:style-name="co4" table:number-columns-repeated="100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8"/>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3"/>
          <table:table-cell office:value-type="string" calcext:value-type="string">
            <text:p>01*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1111" calcext:value-type="float">
            <text:p>111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2" office:value-type="float" office:value="111111" calcext:value-type="float">
            <text:p>11111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" office:value-type="float" office:value="10101" calcext:value-type="float">
            <text:p>1010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1"/>
          <table:table-cell office:value-type="string" calcext:value-type="string">
            <text:p>(10*)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2" office:value-type="float" office:value="101101" calcext:value-type="float">
            <text:p>10110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2" office:value-type="float" office:value="111001" calcext:value-type="float">
            <text:p>11100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2" office:value-type="float" office:value="1000101" calcext:value-type="float">
            <text:p>100010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100" calcext:value-type="float">
            <text:p>11110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2" office:value-type="float" office:value="1010001" calcext:value-type="float">
            <text:p>101000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2" office:value-type="float" office:value="1011101" calcext:value-type="float">
            <text:p>101110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" office:value-type="float" office:value="11011" calcext:value-type="float">
            <text:p>1101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" office:value-type="float" office:value="110011" calcext:value-type="float">
            <text:p>11001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" office:value-type="float" office:value="1001011" calcext:value-type="float">
            <text:p>100101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table:style-name="ce3" office:value-type="string" calcext:value-type="string">
            <text:p>true <text:s/>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2" office:value-type="float" office:value="1100011" calcext:value-type="float">
            <text:p>110001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office:value-type="float" office:value="39" calcext:value-type="float">
            <text:p>39</text:p>
          </table:table-cell>
          <table:table-cell table:style-name="ce2" office:value-type="float" office:value="100111" calcext:value-type="float">
            <text:p>10011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office:value-type="float" office:value="87" calcext:value-type="float">
            <text:p>87</text:p>
          </table:table-cell>
          <table:table-cell table:style-name="ce2" office:value-type="float" office:value="1010111" calcext:value-type="float">
            <text:p>1010111</text:p>
          </table:table-cell>
          <table:table-cell table:style-name="ce3" office:value-type="string" calcext:value-type="string">
            <text:p>true <text:s/></text:p>
          </table:table-cell>
          <table:table-cell table:number-columns-repeated="1017"/>
        </table:table-row>
        <table:table-row table:style-name="ro1" table:number-rows-repeated="13">
          <table:table-cell table:style-name="Default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4:24:45.347276870</dc:date>
    <meta:editing-duration>PT9M3S</meta:editing-duration>
    <meta:editing-cycles>1</meta:editing-cycles>
    <meta:document-statistic meta:table-count="1" meta:cell-count="104" meta:object-count="0"/>
    <meta:generator>LibreOffice/7.3.4.2$Linux_X86_64 LibreOffice_project/30$Build-2</meta:generator>
  </office:meta>
</office:document-meta>
</file>